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</style:style>
    <style:style style:name="gr4" style:family="graphic" style:parent-style-name="objectwithoutfill">
      <style:graphic-properties svg:stroke-width="0.102cm" svg:stroke-color="#6666ff" draw:marker-start-width="0.509cm" draw:marker-end="Arrow_20_concave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3333" draw:marker-start-width="0.509cm" draw:marker-end="Arrow_20_concave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95cm" fo:min-width="0.104cm"/>
    </style:style>
    <style:style style:name="gr7" style:family="graphic" style:parent-style-name="objectwithoutfill">
      <style:graphic-properties draw:stroke="dash" draw:stroke-dash="Line_20_Style_20_9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2cm" fo:min-width="5.0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3333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32cm" svg:y1="22.957cm" svg:x2="2.216cm" svg:y2="3.734cm">
          <text:p/>
        </draw:line>
        <draw:line draw:style-name="gr1" draw:text-style-name="P1" draw:layer="layout" svg:x1="1.929cm" svg:y1="22.901cm" svg:x2="18.399cm" svg:y2="22.9cm">
          <text:p/>
        </draw:line>
        <draw:frame draw:style-name="gr2" draw:text-style-name="P2" draw:layer="layout" svg:width="1.906cm" svg:height="1.582cm" svg:x="17.764cm" svg:y="23.225cm">
          <draw:text-box>
            <text:p text:style-name="P2"><text:span text:style-name="T1">x</text:span></text:p>
          </draw:text-box>
        </draw:frame>
        <draw:frame draw:style-name="gr3" draw:text-style-name="P2" draw:layer="layout" svg:width="1.832cm" svg:height="1.583cm" svg:x="1.081cm" svg:y="23.166cm">
          <draw:text-box>
            <text:p text:style-name="P2"><text:span text:style-name="T1">z</text:span></text:p>
          </draw:text-box>
        </draw:frame>
        <draw:frame draw:style-name="gr3" draw:text-style-name="P2" draw:layer="layout" svg:width="1.339cm" svg:height="1.583cm" svg:x="1.293cm" svg:y="2.778cm">
          <draw:text-box>
            <text:p><text:span text:style-name="T1">y</text:span></text:p>
          </draw:text-box>
        </draw:frame>
        <draw:line draw:style-name="gr4" draw:text-style-name="P1" draw:layer="layout" svg:x1="1.932cm" svg:y1="22.957cm" svg:x2="9.875cm" svg:y2="7.286cm">
          <text:p/>
        </draw:line>
        <draw:line draw:style-name="gr5" draw:text-style-name="P1" draw:layer="layout" svg:x1="1.932cm" svg:y1="22.957cm" svg:x2="16.968cm" svg:y2="9.793cm">
          <text:p/>
        </draw:line>
        <draw:custom-shape draw:style-name="gr6" draw:text-style-name="P1" draw:layer="layout" svg:width="0.852cm" svg:height="0.627cm" svg:x="1.364cm" svg:y="2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75cm" svg:y1="22.959cm" svg:x2="9.875cm" svg:y2="7.286cm">
          <text:p/>
        </draw:line>
        <draw:line draw:style-name="gr7" draw:text-style-name="P1" draw:layer="layout" svg:x1="16.965cm" svg:y1="22.957cm" svg:x2="16.967cm" svg:y2="9.793cm">
          <text:p/>
        </draw:line>
        <draw:line draw:style-name="gr8" draw:text-style-name="P1" draw:layer="layout" svg:x1="6.187cm" svg:y1="12.928cm" svg:x2="7.605cm" svg:y2="13.346cm">
          <text:p/>
        </draw:line>
        <draw:line draw:style-name="gr8" draw:text-style-name="P1" draw:layer="layout" svg:x1="5.903cm" svg:y1="13.345cm" svg:x2="7.321cm" svg:y2="13.763cm">
          <text:p/>
        </draw:line>
        <draw:line draw:style-name="gr8" draw:text-style-name="P1" draw:layer="layout" svg:x1="11.01cm" svg:y1="13.972cm" svg:x2="12.428cm" svg:y2="14.39cm">
          <text:p/>
        </draw:line>
        <draw:line draw:style-name="gr8" draw:text-style-name="P1" draw:layer="layout" svg:x1="10.726cm" svg:y1="14.39cm" svg:x2="12.144cm" svg:y2="14.808cm">
          <text:p/>
        </draw:line>
        <draw:frame draw:style-name="gr9" draw:text-style-name="P3" draw:layer="layout" svg:width="6.853cm" svg:height="1.582cm" svg:x="6.427cm" svg:y="22.837cm">
          <draw:text-box>
            <text:p text:style-name="P3"><text:span text:style-name="T2">Wx </text:span><text:span text:style-name="T3">&lt;</text:span><text:span text:style-name="T2"> </text:span><text:span text:style-name="T4">W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8-11-20T11:29:37.238510054</meta:creation-date>
    <dc:date>2018-11-20T12:02:56.356073710</dc:date>
    <dc:creator>Alexander Aksentev</dc:creator>
    <meta:editing-duration>PT33M18S</meta:editing-duration>
    <meta:editing-cycles>4</meta:editing-cycles>
    <meta:generator>LibreOffice/4.3.3.2$Linux_X86_64 LibreOffice_project/430m0$Build-2</meta:generator>
    <meta:document-statistic meta:object-count="15"/>
  </office:meta>
</office:document-meta>
</file>